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EE de Teoria e Implementação de Linguagens Computacionais (Compiladores)</text:p>
      <text:p text:style-name="P1">Prof. Marcelo d'Amorim, 15 de Abril de 2011</text:p>
      <text:p text:style-name="P1">Aluno: ____________________________________________________________________</text:p>
      <text:p text:style-name="P1"/>
      <text:p text:style-name="P1">1. (2 pontos) Reponda com “V” ou “F” as afirmações abaixo</text:p>
      <text:p text:style-name="P1"/>
      <text:p text:style-name="P1">[ <text:s text:c="2"/>] Um parser para uma gramática ambígua pode gerar várias árvores sintáticas.</text:p>
      <text:p text:style-name="P1">[ <text:s text:c="2"/>] Identificar se uma variável usada em uma expressão foi inicializada requer informação <text:s/>contextual. <text:s/>Esta tarefa é, portanto, responsabilidade do analisador semântico.</text:p>
      <text:p text:style-name="P1">[ <text:s text:c="2"/>] Parsers para gramáticas ambíguas precisam realizar backtracking.</text:p>
      <text:p text:style-name="P1">[ <text:s text:c="2"/>] Recursão à esquerda precisa ser elminada para construir parser recursivo descente.</text:p>
      <text:p text:style-name="P1">[ <text:s text:c="2"/>] Comparado com parsers top-down, parsers bottom-up são, em geral, menos eficientes e suportam uma classe menor de gramáticas; porém, são mais simples de se construir e manter.</text:p>
      <text:p text:style-name="P1">[ <text:s text:c="2"/>] Gramáticas de atributo permitem definição de regras semânticas contextuais. <text:s/>Podem ser usadas, portanto, para descrição de um sistema de tipos simples e de uma gerador de código.</text:p>
      <text:p text:style-name="P1">[ <text:s text:c="2"/>] O padrão de projeto Visitor é útil para se navegar na estrutura de uma grafo de objetos. <text:s/>Em particular, na estrutura de uma árvore sintática.</text:p>
      <text:p text:style-name="P1">[ <text:s text:c="2"/>] O front-end de um compilador inclui dois componentes: o lexer e o parser.</text:p>
      <text:p text:style-name="P1"/>
      <text:p text:style-name="P1">2. (4 pontos) Um projetista escreveu um parser recursive-descent para uma linguagem imperativa simples, cuja gramática é caracterizada pela BNF abaixo. <text:s/>Ele precisa adicionar comando de loop “while” e “do-while” à sua gramática. <text:s/>Neste momento, o loop precisa apenas suportar uma condição de parada que checa se um número é maior que o outro. <text:s/>Mostre as mudanças que ele precisa fazer (i) na gramática abaixo e (ii) em seu parser. <text:s/>Nota: não é preciso escrever o parser inteiro; assuma dadas as funções recursivas para os símbolos não-terminais Stmt, Statements, Cmd, e Exp. <text:s text:c="2"/></text:p>
      <text:p text:style-name="P1"><text:s/></text:p>
      <text:p text:style-name="P1">Stmt =&gt; Statements</text:p>
      <text:p text:style-name="P1">Statements =&gt; Cmd <text:span text:style-name="T1">;</text:span> Statements | Cmd</text:p>
      <text:p text:style-name="P1">Cmd =&gt; <text:span text:style-name="T1">Id</text:span> <text:span text:style-name="T1">:=</text:span> Exp | <text:span text:style-name="T1">print</text:span> <text:span text:style-name="T1">(</text:span> <text:span text:style-name="T1">Id</text:span> <text:span text:style-name="T1">)</text:span></text:p>
      <text:p text:style-name="P1">Exp =&gt; <text:span text:style-name="T1">Num</text:span> <text:span text:style-name="T1">+</text:span> Exp | <text:s/><text:span text:style-name="T1">Num</text:span></text:p>
      <text:p text:style-name="P1"/>
      <text:p text:style-name="P1">3. (1 ponto) Derive uma string que pertença a linguagem acima e mostre sua árvore sintática abstrata.</text:p>
      <text:p text:style-name="P1"/>
      <text:p text:style-name="P1">4. (2 pontos) O projetista identificou que um erro que programadores de sua linguagem frequentemente cometem é escrever expressões envolvendo variáveis não inicializadas. <text:s/>Mostre, da forma mais detalhada possível, como ajudá-lo a identificar este problema em tempo de compilação.</text:p>
      <text:p text:style-name="P1"/>
      <text:p text:style-name="P1">5. (1 ponto) Explique a diferença de atributos sintetizados e herdados em uma gramática de atributos. crie um exemplo que destaque esta diferença e explique como isto é implementado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d'Amorim</meta:initial-creator>
    <meta:creation-date>2011-04-11T10:53:34</meta:creation-date>
    <dc:date>2011-04-12T18:54:20</dc:date>
    <dc:creator>Marcelo d'Amorim</dc:creator>
    <meta:editing-duration>PT01H10M39S</meta:editing-duration>
    <meta:editing-cycles>9</meta:editing-cycles>
    <meta:generator>OpenOffice.org/3.2$Unix OpenOffice.org_project/320m18$Build-9502</meta:generator>
    <meta:document-statistic meta:table-count="0" meta:image-count="0" meta:object-count="0" meta:page-count="1" meta:paragraph-count="21" meta:word-count="396" meta:character-count="2497"/>
  </office:meta>
</office:document-meta>
</file>